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743bc" officeooo:paragraph-rsid="001743bc" style:font-style-asian="normal" style:font-style-complex="normal"/>
    </style:style>
    <style:style style:name="P2" style:family="paragraph" style:parent-style-name="Standard">
      <style:text-properties fo:font-style="normal" officeooo:rsid="001743bc" officeooo:paragraph-rsid="00297019" style:font-style-asian="normal" style:font-style-complex="normal"/>
    </style:style>
    <style:style style:name="P3" style:family="paragraph" style:parent-style-name="Standard">
      <style:text-properties fo:font-style="normal" officeooo:rsid="001a9cc2" officeooo:paragraph-rsid="001a9cc2" style:font-style-asian="normal" style:font-style-complex="normal"/>
    </style:style>
    <style:style style:name="P4" style:family="paragraph" style:parent-style-name="Standard">
      <style:text-properties fo:font-style="normal" officeooo:rsid="001a9cc2" officeooo:paragraph-rsid="00297019" style:font-style-asian="normal" style:font-style-complex="normal"/>
    </style:style>
    <style:style style:name="P5" style:family="paragraph" style:parent-style-name="Standard">
      <style:text-properties fo:font-style="normal" fo:font-weight="bold" officeooo:rsid="001a9cc2" officeooo:paragraph-rsid="001a9cc2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a9cc2" officeooo:paragraph-rsid="00297019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743bc" officeooo:paragraph-rsid="001743bc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743bc" officeooo:paragraph-rsid="00297019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1a0db6" officeooo:paragraph-rsid="001a0db6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a0db6" officeooo:paragraph-rsid="00297019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dc6e7" officeooo:paragraph-rsid="001dc6e7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dc6e7" officeooo:paragraph-rsid="00297019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normal" officeooo:rsid="001a9cc2" officeooo:paragraph-rsid="001a9cc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a9cc2" officeooo:paragraph-rsid="0029701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bf63b" officeooo:paragraph-rsid="001bf63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bf63b" officeooo:paragraph-rsid="0029701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normal" officeooo:rsid="001bf63b" officeooo:paragraph-rsid="001bf63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normal" officeooo:rsid="001bf63b" officeooo:paragraph-rsid="0029701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743bc" officeooo:paragraph-rsid="001743bc" style:font-weight-asian="bold" style:font-weight-complex="bold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743bc" officeooo:paragraph-rsid="00297019" style:font-weight-asian="bold" style:font-weight-complex="bold"/>
    </style:style>
    <style:style style:name="P21" style:family="paragraph" style:parent-style-name="Standard">
      <style:text-properties fo:font-style="italic" officeooo:rsid="001743bc" officeooo:paragraph-rsid="001743bc" style:font-style-asian="italic" style:font-style-complex="italic"/>
    </style:style>
    <style:style style:name="P22" style:family="paragraph" style:parent-style-name="Standard">
      <style:text-properties fo:font-style="italic" officeooo:rsid="001743bc" officeooo:paragraph-rsid="00297019" style:font-style-asian="italic" style:font-style-complex="italic"/>
    </style:style>
    <style:style style:name="P23" style:family="paragraph" style:parent-style-name="Standard">
      <style:text-properties fo:font-style="italic" officeooo:rsid="001a0db6" officeooo:paragraph-rsid="001a0db6" style:font-style-asian="italic" style:font-style-complex="italic"/>
    </style:style>
    <style:style style:name="P24" style:family="paragraph" style:parent-style-name="Standard">
      <style:text-properties fo:font-style="italic" officeooo:rsid="001a0db6" officeooo:paragraph-rsid="00297019" style:font-style-asian="italic" style:font-style-complex="italic"/>
    </style:style>
    <style:style style:name="P25" style:family="paragraph" style:parent-style-name="Standard">
      <style:text-properties fo:font-style="italic" fo:font-weight="bold" officeooo:rsid="00214b39" officeooo:paragraph-rsid="001dc6e7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214b39" officeooo:paragraph-rsid="00297019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normal" officeooo:rsid="00186899" officeooo:paragraph-rsid="001a0db6" style:font-style-asian="normal" style:font-style-complex="normal"/>
    </style:style>
    <style:style style:name="P28" style:family="paragraph" style:parent-style-name="Standard">
      <style:text-properties fo:font-style="normal" officeooo:rsid="00186899" officeooo:paragraph-rsid="002d808b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6899" style:font-style-asian="italic" style:font-style-complex="italic"/>
    </style:style>
    <style:style style:name="T3" style:family="text">
      <style:text-properties fo:font-style="italic" officeooo:rsid="001bf63b" style:font-style-asian="italic" style:font-style-complex="italic"/>
    </style:style>
    <style:style style:name="T4" style:family="text">
      <style:text-properties fo:font-style="italic" officeooo:rsid="00214b39" style:font-style-asian="italic" style:font-style-complex="italic"/>
    </style:style>
    <style:style style:name="T5" style:family="text">
      <style:text-properties fo:font-style="italic" officeooo:rsid="00270678" style:font-style-asian="italic" style:font-style-complex="italic"/>
    </style:style>
    <style:style style:name="T6" style:family="text">
      <style:text-properties officeooo:rsid="00186899"/>
    </style:style>
    <style:style style:name="T7" style:family="text">
      <style:text-properties officeooo:rsid="001a9cc2"/>
    </style:style>
    <style:style style:name="T8" style:family="text">
      <style:text-properties officeooo:rsid="001bf63b"/>
    </style:style>
    <style:style style:name="T9" style:family="text">
      <style:text-properties officeooo:rsid="001dc6e7"/>
    </style:style>
    <style:style style:name="T10" style:family="text">
      <style:text-properties officeooo:rsid="001e14d7"/>
    </style:style>
    <style:style style:name="T11" style:family="text">
      <style:text-properties officeooo:rsid="00214b39"/>
    </style:style>
    <style:style style:name="T12" style:family="text">
      <style:text-properties officeooo:rsid="00249298"/>
    </style:style>
    <style:style style:name="T13" style:family="text">
      <style:text-properties officeooo:rsid="002d8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ontrôle de lecture sur <text:span text:style-name="T1">Contes à l’envers</text:span></text:p>
      <text:p text:style-name="P21"/>
      <text:p text:style-name="P5">(01) Combien d’auteurs ont écrit ce livre ?</text:p>
      <text:p text:style-name="P3"/>
      <text:p text:style-name="P3">On l’ignore / un auteur / *deux auteurs / trois auteurs / plus de quatre auteurs</text:p>
      <text:p text:style-name="P3"/>
      <text:p text:style-name="P5">(02) Les chapitres de ce livre correspondent … </text:p>
      <text:p text:style-name="P5"/>
      <text:p text:style-name="P13">aux différents mois de l’année / aux jours de la semaine / à différents contes / à des couleurs</text:p>
      <text:p text:style-name="P1"/>
      <text:p text:style-name="P7">(<text:span text:style-name="T7">03) </text:span><text:span text:style-name="T2">La Belle au Bois </text:span><text:span text:style-name="T5">D</text:span><text:span text:style-name="T2">ormant</text:span><text:span text:style-name="T6"> devient dans ce livre…</text:span></text:p>
      <text:p text:style-name="P1"/>
      <text:p text:style-name="P27">La Belle au <text:span text:style-name="T13">doigt</text:span> fuyant / <text:s/>*La Belle au <text:span text:style-name="T13">doigt</text:span> bruyant / <text:s/>La Belle au <text:span text:style-name="T13">doigt</text:span> normand</text:p>
      <text:p text:style-name="P23"/>
      <text:p text:style-name="P9">(04) <text:span text:style-name="T8">Dans la </text:span><text:span text:style-name="T3">Belle Histoire de Blanche-Neige</text:span><text:span text:style-name="T8">, quel détail est l’opposé de ce que nous connaissons dans notre monde ?</text:span></text:p>
      <text:p text:style-name="P9"/>
      <text:p text:style-name="P15">Les personnes se déplacent la tête <text:span text:style-name="T9">en bas</text:span> et les pieds en l’air. / *Les femmes y ont pris leur revanche sur les hommes et leur sont supérieurs. / <text:span text:style-name="T10">Blanche-Neige a la peau noire.</text:span></text:p>
      <text:p text:style-name="P15"/>
      <text:p text:style-name="P11">(05) <text:span text:style-name="T11">Dans </text:span><text:span text:style-name="T4">Le Petit Chaperon Bleu Marine</text:span><text:span text:style-name="T11">, pourquoi peut-on dire que l’on a le contraire du </text:span><text:span text:style-name="T4">Petit Chaperon Rouge ?</text:span><text:span text:style-name="T12"> Qu’est-ce qui oppose les deux textes ?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7"/>
      <text:p text:style-name="P15"/>
      <text:p text:style-name="P11">Avez-vous aimé ce livre ?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oft-page-break/>Contrôle de lecture sur <text:span text:style-name="T1">Contes à l’envers</text:span></text:p>
      <text:p text:style-name="P22"/>
      <text:p text:style-name="P6">(01) Combien d’auteurs ont écrit ce livre ?</text:p>
      <text:p text:style-name="P4"/>
      <text:p text:style-name="P4">On l’ignore / un auteur / deux auteurs / trois auteurs / plus de quatre auteurs</text:p>
      <text:p text:style-name="P4"/>
      <text:p text:style-name="P6">(02) Les chapitres de ce livre correspondent … </text:p>
      <text:p text:style-name="P6"/>
      <text:p text:style-name="P14">aux différents mois de l’année / aux jours de la semaine / à différents contes / à des couleurs</text:p>
      <text:p text:style-name="P2"/>
      <text:p text:style-name="P8">(<text:span text:style-name="T7">03) </text:span><text:span text:style-name="T2">La Belle au Bois </text:span><text:span text:style-name="T5">D</text:span><text:span text:style-name="T2">ormant</text:span><text:span text:style-name="T6"> devient dans ce livre…</text:span></text:p>
      <text:p text:style-name="P2"/>
      <text:p text:style-name="P28">La Belle au <text:span text:style-name="T13">doigt</text:span> fuyant / <text:s/>La Belle au <text:span text:style-name="T13">doigt</text:span> bruyant / <text:s/>La Belle au <text:span text:style-name="T13">doigt</text:span> normand</text:p>
      <text:p text:style-name="P24"/>
      <text:p text:style-name="P10">(04) <text:span text:style-name="T8">Dans la </text:span><text:span text:style-name="T3">Belle Histoire de Blanche-Neige</text:span><text:span text:style-name="T8">, quel détail est l’opposé de ce que nous connaissons dans notre monde ?</text:span></text:p>
      <text:p text:style-name="P10"/>
      <text:p text:style-name="P16">Les personnes se déplacent la tête <text:span text:style-name="T9">en bas</text:span> et les pieds en l’air. / Les femmes y ont pris leur revanche sur les hommes et leur sont supérieurs. / <text:span text:style-name="T10">Blanche-Neige a la peau noire.</text:span></text:p>
      <text:p text:style-name="P16"/>
      <text:p text:style-name="P12">(05) <text:span text:style-name="T11">Dans </text:span><text:span text:style-name="T4">Le Petit Chaperon Bleu Marine</text:span><text:span text:style-name="T11">, pourquoi peut-on dire que l’on a le contraire du </text:span><text:span text:style-name="T4">Petit Chaperon Rouge ?</text:span><text:span text:style-name="T12"> Qu’est-ce qui oppose les deux textes ?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8"/>
      <text:p text:style-name="P16"/>
      <text:p text:style-name="P12">Avez-vous aimé ce livre ?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4T21:43:33.692642093</meta:creation-date>
    <dc:date>2021-01-17T11:26:55.552577682</dc:date>
    <meta:editing-duration>PT15M23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342" meta:character-count="1815" meta:non-whitespace-character-count="1489"/>
  </office:meta>
</office:document-meta>
</file>